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style:font-face style:name="monospace" svg:font-family="monospace"/>
  </office:font-face-decls>
  <office:automatic-styles>
    <style:style style:name="Tabelle1" style:family="table">
      <style:table-properties style:width="17cm" table:align="margins"/>
    </style:style>
    <style:style style:name="Tabelle1.A" style:family="table-column">
      <style:table-column-properties style:column-width="3.191cm" style:rel-column-width="1809*"/>
    </style:style>
    <style:style style:name="Tabelle1.B" style:family="table-column">
      <style:table-column-properties style:column-width="13.809cm" style:rel-column-width="7829*"/>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1fed9d"/>
    </style:style>
    <style:style style:name="P2" style:family="paragraph" style:parent-style-name="Text_20_body">
      <style:text-properties officeooo:rsid="001fed9d" officeooo:paragraph-rsid="001fed9d"/>
    </style:style>
    <style:style style:name="P3" style:family="paragraph" style:parent-style-name="Text_20_body">
      <style:text-properties officeooo:rsid="00204883" officeooo:paragraph-rsid="00204883"/>
    </style:style>
    <style:style style:name="P4" style:family="paragraph" style:parent-style-name="Text_20_body">
      <style:text-properties officeooo:paragraph-rsid="0025e4d9"/>
    </style:style>
    <style:style style:name="P5" style:family="paragraph" style:parent-style-name="Header">
      <style:text-properties fo:font-size="10pt" officeooo:rsid="001fed9d" officeooo:paragraph-rsid="003112b1" style:font-size-asian="10pt" style:font-size-complex="10pt"/>
    </style:style>
    <style:style style:name="P6" style:family="paragraph" style:parent-style-name="Heading_20_1">
      <style:text-properties officeooo:rsid="001fed9d" officeooo:paragraph-rsid="001fed9d"/>
    </style:style>
    <style:style style:name="P7" style:family="paragraph" style:parent-style-name="Heading_20_2">
      <style:text-properties officeooo:rsid="001fed9d" officeooo:paragraph-rsid="001fed9d"/>
    </style:style>
    <style:style style:name="P8" style:family="paragraph" style:parent-style-name="Table_20_Contents">
      <style:text-properties officeooo:rsid="002c6e13" officeooo:paragraph-rsid="002c6e13"/>
    </style:style>
    <style:style style:name="P9" style:family="paragraph" style:parent-style-name="Table_20_Contents">
      <style:paragraph-properties fo:margin-left="0cm" fo:margin-right="0cm" fo:text-indent="0cm" style:auto-text-indent="false"/>
      <style:text-properties style:font-name="monospace"/>
    </style:style>
    <style:style style:name="P10" style:family="paragraph" style:parent-style-name="Table_20_Contents">
      <style:text-properties officeooo:rsid="002d5711" officeooo:paragraph-rsid="002d5711"/>
    </style:style>
    <style:style style:name="P11" style:family="paragraph" style:parent-style-name="Text_20_body">
      <style:text-properties officeooo:paragraph-rsid="0025e4d9"/>
    </style:style>
    <style:style style:name="P12" style:family="paragraph" style:parent-style-name="Text_20_body">
      <style:text-properties officeooo:rsid="00296404" officeooo:paragraph-rsid="00296404"/>
    </style:style>
    <style:style style:name="P13" style:family="paragraph" style:parent-style-name="Text_20_body">
      <style:text-properties officeooo:rsid="002c6e13" officeooo:paragraph-rsid="002c6e13"/>
    </style:style>
    <style:style style:name="T1" style:family="text">
      <style:text-properties officeooo:rsid="001fed9d"/>
    </style:style>
    <style:style style:name="T2" style:family="text">
      <style:text-properties style:font-name="Liberation Mono"/>
    </style:style>
    <style:style style:name="T3" style:family="text">
      <style:text-properties style:font-name="Liberation Mono" officeooo:rsid="001fed9d"/>
    </style:style>
    <style:style style:name="T4" style:family="text">
      <style:text-properties style:font-name="Liberation Mono" officeooo:rsid="0025e4d9"/>
    </style:style>
    <style:style style:name="T5" style:family="text">
      <style:text-properties style:font-name="Liberation Mono" officeooo:rsid="00296404"/>
    </style:style>
    <style:style style:name="T6" style:family="text">
      <style:text-properties style:font-name="Liberation Serif"/>
    </style:style>
    <style:style style:name="T7" style:family="text">
      <style:text-properties style:font-name="Liberation Serif" officeooo:rsid="001fed9d"/>
    </style:style>
    <style:style style:name="T8" style:family="text">
      <style:text-properties style:font-name="Liberation Serif" officeooo:rsid="00210438"/>
    </style:style>
    <style:style style:name="T9" style:family="text">
      <style:text-properties officeooo:rsid="0025e4d9"/>
    </style:style>
    <style:style style:name="T10" style:family="text">
      <style:text-properties officeooo:rsid="0026e57d"/>
    </style:style>
    <style:style style:name="T11" style:family="text">
      <style:text-properties officeooo:rsid="0027abf6"/>
    </style:style>
    <style:style style:name="T12" style:family="text">
      <style:text-properties officeooo:rsid="002acb7a"/>
    </style:style>
    <style:style style:name="T13" style:family="text">
      <style:text-properties fo:color="#000000" loext:opacity="100%" fo:background-color="#ffffff" loext:char-shading-value="0"/>
    </style:style>
    <style:style style:name="T14" style:family="text">
      <style:text-properties officeooo:rsid="003112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Verteilte Systeme – Übung 2</text:h>
      <text:h text:style-name="P7" text:outline-level="2">Umsetzung</text:h>
      <text:p text:style-name="P1"><text:span text:style-name="T1">Ich habe die Aktoren und den Observer mittels </text:span><text:span text:style-name="Source_20_Text"><text:span text:style-name="T1">extends Node</text:span></text:span> <text:span text:style-name="T1">implementiert. Die Simulation hat diese Knoten instanziiert und damit gestartet. In der Simulation wurde die Instanz des </text:span><text:span text:style-name="T3">Simulator</text:span><text:span text:style-name="T7"> genutzt, um die Simulation sauber zu terminieren, nachdem vom Observer erkannt wurde, dass keine Firework-Nachrichten mehr im Umlauf sind. </text:span><text:span text:style-name="T8">Die Anzahl der Knoten kann per Kommandozeilen-Parameter übergeben werden und die Wahrscheinlichkeit zum Aufwecken eines Aktors nach einer Firework-Nachricht wird immer auf p=p/2 reduziert.</text:span></text:p>
      <text:h text:style-name="P7" text:outline-level="2">Erfahrungen im Umgang mit dem Simulator</text:h>
      <text:p text:style-name="P2">Das Importieren der uber-jar hat mehr Zeit gebraucht als nötig, da ich so etwas bisher noch nicht gemacht hatte. In Eclipse darf man anscheinend nicht die Datei <text:span text:style-name="T2">module-info.java</text:span> zur Verwaltung der Java-Modules nutzen, wenn man jar-Dateien als Bibliothek nutzen möchte, was erst zu Problemen geführt hat.</text:p>
      <text:p text:style-name="P2">Die Klasse <text:span text:style-name="T2">Node</text:span><text:span text:style-name="T6"> war einfach zu benutzen und zu verstehen, genau wie die Standard-Funktionen </text:span><text:span text:style-name="T2">send()</text:span><text:span text:style-name="T6"> und </text:span><text:span text:style-name="T2">receive()</text:span><text:span text:style-name="T6">. Die </text:span><text:span text:style-name="T2">Simulator</text:span><text:span text:style-name="T6">-Instanz habe ich zuerst nicht verwendet, wodurch die Simulation zwar einwandfrei funktioniert hat, aber nicht sauber beendet wurde.</text:span></text:p>
      <text:p text:style-name="P3"><text:span text:style-name="T6">Daraufhin habe ich die <text:s/></text:span><text:span text:style-name="T3">Simulator</text:span><text:span text:style-name="T7">-Instanz </text:span><text:span text:style-name="T6">genutzt und den Start der Knoten nicht mehr wie vorher im Konstruktor erledigt, sondern wie gewollt in die Methode </text:span><text:span text:style-name="T2">engage()</text:span><text:span text:style-name="T6"> ausgelagert. Anschließend wurde das Programm wie gewollt terminiert.</text:span></text:p>
      <text:h text:style-name="P7" text:outline-level="2">Ergebnisse</text:h>
      <text:p text:style-name="P4"><text:span text:style-name="T9">Die Aufgabe 2, also das Versenden von Firework-Nachrichten hat problemlos funktioniert. Genutzt habe ich dafür die </text:span><text:span text:style-name="T4">send()</text:span><text:span text:style-name="T9">-Methode und eine </text:span><text:span text:style-name="T4">Message</text:span><text:span text:style-name="T9"> mit dem Payload-Schlüssel </text:span><text:span text:style-name="T4">type</text:span><text:span text:style-name="T9"> und dem Wert </text:span><text:span text:style-name="T4">firework</text:span><text:span text:style-name="T9">. Die Wahrscheinlichkeit für ein weiteres Firework wurde pro ankommender Firework-Nachricht halbiert.</text:span></text:p>
      <text:p text:style-name="P4"><text:span text:style-name="T9">In Aufgabe 3 hat das Implementieren des Observers auch kaum Probleme gemacht. </text:span><text:span text:style-name="T10">Hier habe ich vom Observer im Sekundentakt Nachrichten an alle anderen Knoten geschickt mit dem </text:span><text:span text:style-name="T4">type</text:span><text:span text:style-name="T10"> </text:span><text:span text:style-name="T4">status</text:span><text:span text:style-name="T10">. Daraufhin antworten die Knoten dem Observer damit, wie viele Nachrichten sie seit der letzten Status-Anfrage an welche Knoten versendet haben. Das ist genau der Algorithmus aus der Vorlesung und dieser hat gut funktioniert. </text:span><text:span text:style-name="T11">Man muss nur gut aufpassen, an welchen Stellen Nachrichten als versendet und als Empfangen gewertet werden, damit die Terminierung die richtige Rückmeldung gibt. Die Nachricht darf nämlich erst nach der </text:span><text:span text:style-name="T4">sleep</text:span><text:span text:style-name="T5">()</text:span><text:span text:style-name="T11">-Zeit des Aktors als Empfangen gelten, ansonsten können noch neue Fireworks nach dem Schlafen des Threads starten.</text:span></text:p>
      <text:p text:style-name="P12">Bis zu 1000 Aktoren sind kein Problem, aber ab 10000 Knoten kommt es zu Heap-Problemen aufgrund der Vielzahl an Nachrichten. <text:span text:style-name="T12">Auch wenn </text:span>die Nachrichtenweiterleitung um einen Faktor 10 reduziert wird, <text:span text:style-name="T12">läuft der Heap über, auch wenn es eine Weile dauert</text:span>.</text:p>
      <text:p text:style-name="P13"><text:soft-page-break/>Zwar sind viele zufällige Faktoren in dem Programm, die die Laufzeit beeinflussen, aber trotzdem ist hier im Folgenden noch eine Tabelle angegeben, wie lange das Programm in einem Beispiel gelaufen ist, während die Nachrichten-Weiterleitungs-Wahrscheinlichkeit sich jedes Mal halbiert hat.</text:p>
      <table:table table:name="Tabelle1" table:style-name="Tabelle1">
        <table:table-column table:style-name="Tabelle1.A"/>
        <table:table-column table:style-name="Tabelle1.B"/>
        <table:table-row>
          <table:table-cell table:style-name="Tabelle1.A1" office:value-type="string">
            <text:p text:style-name="P8">Anzahl Aktoren</text:p>
          </table:table-cell>
          <table:table-cell table:style-name="Tabelle1.B1" office:value-type="string">
            <text:p text:style-name="P8">Zeit in Millisekunden</text:p>
          </table:table-cell>
        </table:table-row>
        <table:table-row>
          <table:table-cell table:style-name="Tabelle1.A2" office:value-type="string">
            <text:p text:style-name="P8">1</text:p>
          </table:table-cell>
          <table:table-cell table:style-name="Tabelle1.B2" office:value-type="string">
            <text:p text:style-name="P9"><text:span text:style-name="T13">6075</text:span></text:p>
          </table:table-cell>
        </table:table-row>
        <table:table-row>
          <table:table-cell table:style-name="Tabelle1.A2" office:value-type="string">
            <text:p text:style-name="P8">10</text:p>
          </table:table-cell>
          <table:table-cell table:style-name="Tabelle1.B2" office:value-type="string">
            <text:p text:style-name="P9"><text:span text:style-name="T13">14097</text:span></text:p>
          </table:table-cell>
        </table:table-row>
        <table:table-row>
          <table:table-cell table:style-name="Tabelle1.A2" office:value-type="string">
            <text:p text:style-name="P8">100</text:p>
          </table:table-cell>
          <table:table-cell table:style-name="Tabelle1.B2" office:value-type="string">
            <text:p text:style-name="P9"><text:span text:style-name="T13">10174</text:span></text:p>
          </table:table-cell>
        </table:table-row>
        <table:table-row>
          <table:table-cell table:style-name="Tabelle1.A2" office:value-type="string">
            <text:p text:style-name="P8">1000</text:p>
          </table:table-cell>
          <table:table-cell table:style-name="Tabelle1.B2" office:value-type="string">
            <text:p text:style-name="P9"><text:span text:style-name="T13">32439</text:span></text:p>
          </table:table-cell>
        </table:table-row>
        <table:table-row>
          <table:table-cell table:style-name="Tabelle1.A2" office:value-type="string">
            <text:p text:style-name="P10">10000</text:p>
          </table:table-cell>
          <table:table-cell table:style-name="Tabelle1.B2" office:value-type="string">
            <text:p text:style-name="P10">Java Heap Space Exception</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1fed9d" officeooo:paragraph-rsid="003112b1" style:font-size-asian="10pt" style:font-size-complex="10pt"/>
    </style:style>
    <style:style style:name="MT1" style:family="text">
      <style:text-properties officeooo:rsid="003112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lin Zapp<text:tab/><text:tab/>1<text:span text:style-name="MT1">3</text:span>.07.202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3:15:08.410508443</meta:creation-date>
    <dc:date>2024-07-13T11:52:56.072229046</dc:date>
    <meta:editing-duration>PT1H10M32S</meta:editing-duration>
    <meta:editing-cycles>10</meta:editing-cycles>
    <meta:generator>LibreOffice/24.2.4.2$Linux_X86_64 LibreOffice_project/420$Build-2</meta:generator>
    <meta:document-statistic meta:table-count="1" meta:image-count="0" meta:object-count="0" meta:page-count="2" meta:paragraph-count="25" meta:word-count="446" meta:character-count="3090" meta:non-whitespace-character-count="2666"/>
  </office:meta>
</office:document-meta>
</file>